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CCT0187425</text:p>
          </table:table-cell>
          <table:table-cell office:value-type="string">
            <text:p>1244155002</text:p>
          </table:table-cell>
          <table:table-cell office:value-type="string">
            <text:p>111899711</text:p>
          </table:table-cell>
          <table:table-cell office:value-type="string">
            <text:p>2500</text:p>
          </table:table-cell>
          <table:table-cell office:value-type="string">
            <text:p>3212.00</text:p>
          </table:table-cell>
          <table:table-cell office:value-type="string">
            <text:p>8030.00</text:p>
          </table:table-cell>
          <table:table-cell table:number-columns-repeated="1018"/>
        </table:table-row>
        <table:table-row table:style-name="ro2">
          <table:table-cell office:value-type="string">
            <text:p>CCT0187425</text:p>
          </table:table-cell>
          <table:table-cell office:value-type="string">
            <text:p>1244155003</text:p>
          </table:table-cell>
          <table:table-cell office:value-type="string">
            <text:p>111899711</text:p>
          </table:table-cell>
          <table:table-cell office:value-type="string">
            <text:p>7000</text:p>
          </table:table-cell>
          <table:table-cell office:value-type="string">
            <text:p>3212.00</text:p>
          </table:table-cell>
          <table:table-cell office:value-type="string">
            <text:p>22484.00</text:p>
          </table:table-cell>
          <table:table-cell table:number-columns-repeated="1018"/>
        </table:table-row>
        <table:table-row table:style-name="ro2">
          <table:table-cell office:value-type="string">
            <text:p>CCT0187425</text:p>
          </table:table-cell>
          <table:table-cell office:value-type="string">
            <text:p>1244689003</text:p>
          </table:table-cell>
          <table:table-cell office:value-type="string">
            <text:p>111899711</text:p>
          </table:table-cell>
          <table:table-cell office:value-type="string">
            <text:p>1000</text:p>
          </table:table-cell>
          <table:table-cell table:number-columns-repeated="2" office:value-type="string">
            <text:p>3212.00</text:p>
          </table:table-cell>
          <table:table-cell table:number-columns-repeated="1018"/>
        </table:table-row>
        <table:table-row table:style-name="ro2">
          <table:table-cell office:value-type="string">
            <text:p>CCT0187425</text:p>
          </table:table-cell>
          <table:table-cell office:value-type="string">
            <text:p>1244689004</text:p>
          </table:table-cell>
          <table:table-cell office:value-type="string">
            <text:p>111899711</text:p>
          </table:table-cell>
          <table:table-cell office:value-type="string">
            <text:p>7500</text:p>
          </table:table-cell>
          <table:table-cell office:value-type="string">
            <text:p>3212.00</text:p>
          </table:table-cell>
          <table:table-cell office:value-type="string">
            <text:p>24090.00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4">03/04/2024</text:date>, <text:time>11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4T11:52:21.57</dc:date>
    <meta:generator>OpenOffice/4.1.15$Win32 OpenOffice.org_project/4115m2$Build-9813</meta:generator>
    <meta:editing-duration>PT4M39S</meta:editing-duration>
    <meta:editing-cycles>1</meta:editing-cycles>
    <meta:document-statistic meta:table-count="1" meta:cell-count="30" meta:object-count="0"/>
  </office:meta>
</office:document-meta>
</file>